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OperationsEvaluator.StringOperationsEvalu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ingOperationsEvaluator.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OperationsEvaluator.evaluate( String propertyName , PropertyHelper propertyHelp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